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300000165895AF86AC028B52C.png" manifest:media-type="image/png"/>
  <manifest:file-entry manifest:full-path="Pictures/10000201000001C70000013B4079DC7F866E455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916cm" fo:min-width="6.8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1.916cm" fo:min-width="6.866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756cm" svg:height="2.6cm" svg:x="1.1cm" svg:y="2.8cm">
          <draw:image xlink:href="Pictures/10000201000001C70000013B4079DC7F866E4557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Attaquant</text:p>
            <text:p text:style-name="P1">IP : 10.0.0.42</text:p>
          </draw:image>
        </draw:frame>
        <draw:frame draw:style-name="gr2" draw:text-style-name="P1" draw:layer="layout" svg:width="1.756cm" svg:height="3.846cm" svg:x="24.544cm" svg:y="1.6cm">
          <draw:image xlink:href="Pictures/10000201000000A300000165895AF86AC028B52C.png" xlink:type="simple" xlink:show="embed" xlink:actuate="onLoad">
            <text:p/>
          </draw:image>
        </draw:frame>
        <draw:frame draw:style-name="gr2" draw:text-style-name="P1" draw:layer="layout" svg:width="1.756cm" svg:height="3.846cm" svg:x="24.544cm" svg:y="5.8cm">
          <draw:image xlink:href="Pictures/10000201000000A300000165895AF86AC028B52C.png" xlink:type="simple" xlink:show="embed" xlink:actuate="onLoad">
            <text:p/>
          </draw:image>
        </draw:frame>
        <draw:frame draw:style-name="gr1" draw:text-style-name="P1" draw:layer="layout" svg:width="1.756cm" svg:height="3.846cm" svg:x="24.544cm" svg:y="10cm">
          <draw:image xlink:href="Pictures/10000201000000A300000165895AF86AC028B52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Destinataires</text:p>
            <text:p text:style-name="P1">IP : 10.0.0.X</text:p>
          </draw:image>
        </draw:frame>
        <draw:custom-shape draw:style-name="gr3" draw:text-style-name="P1" draw:layer="layout" svg:width="7.6cm" svg:height="2.4cm" svg:x="8.7cm" svg:y="3.8cm">
          <text:p text:style-name="P1">Paquets IP</text:p>
          <text:p text:style-name="P1">Src Addr : 10.0.0.25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7cm" svg:y1="4.8cm" svg:x2="7.7cm" svg:y2="4.8cm">
          <text:p/>
        </draw:line>
        <draw:line draw:style-name="gr4" draw:text-style-name="P2" draw:layer="layout" svg:x1="16.9cm" svg:y1="3.8cm" svg:x2="24.3cm" svg:y2="2.6cm">
          <text:p/>
        </draw:line>
        <draw:line draw:style-name="gr4" draw:text-style-name="P2" draw:layer="layout" svg:x1="16.9cm" svg:y1="5cm" svg:x2="24.3cm" svg:y2="7.8cm">
          <text:p/>
        </draw:line>
        <draw:line draw:style-name="gr4" draw:text-style-name="P2" draw:layer="layout" svg:x1="16.7cm" svg:y1="6.4cm" svg:x2="24.1cm" svg:y2="11.6cm">
          <text:p/>
        </draw:line>
        <draw:custom-shape draw:style-name="gr5" draw:text-style-name="P3" draw:layer="layout" svg:width="7.6cm" svg:height="2.4cm" svg:x="9.5cm" svg:y="10.2cm">
          <text:p text:style-name="P1">Paquets IP Réponses</text:p>
          <text:p text:style-name="P1">Dst Addr : 10.0.0.25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4.3cm" svg:y1="2.8cm" svg:x2="17.3cm" svg:y2="10.2cm">
          <text:p/>
        </draw:line>
        <draw:line draw:style-name="gr6" draw:text-style-name="P2" draw:layer="layout" svg:x1="24.3cm" svg:y1="8.2cm" svg:x2="17.3cm" svg:y2="11.2cm">
          <text:p/>
        </draw:line>
        <draw:line draw:style-name="gr6" draw:text-style-name="P2" draw:layer="layout" svg:x1="24.1cm" svg:y1="12.2cm" svg:x2="17.5cm" svg:y2="12cm">
          <text:p/>
        </draw:line>
        <draw:frame draw:style-name="gr1" draw:text-style-name="P1" draw:layer="layout" svg:width="1.756cm" svg:height="3.846cm" svg:x="2.144cm" svg:y="9.954cm">
          <draw:image xlink:href="Pictures/10000201000000A300000165895AF86AC028B52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ible</text:p>
            <text:p text:style-name="P1">IP : 10.0.0.253</text:p>
          </draw:image>
        </draw:frame>
        <draw:line draw:style-name="gr6" draw:text-style-name="P2" draw:layer="layout" svg:x1="8.9cm" svg:y1="11.4cm" svg:x2="4.1cm" svg:y2="11.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20:38:42.758191703</meta:creation-date>
    <dc:date>2016-09-25T20:55:31.879763079</dc:date>
    <meta:editing-duration>PT19S</meta:editing-duration>
    <meta:editing-cycles>1</meta:editing-cycles>
    <meta:document-statistic meta:object-count="38"/>
    <meta:generator>LibreOffice/5.0.3.2$Linux_X86_64 LibreOffice_project/00m0$Build-2</meta:generator>
  </office:meta>
</office:document-meta>
</file>